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a1" officeooo:paragraph-rsid="001c4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ảng phân công và tóm tắt quá trình làm việ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1:01:11.790014000</meta:creation-date>
    <dc:date>2016-09-23T11:12:46.574893000</dc:date>
    <meta:editing-duration>P0D</meta:editing-duration>
    <meta:editing-cycles>1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" meta:word-count="10" meta:character-count="44" meta:non-whitespace-character-count="35"/>
  </office:meta>
</office:document-meta>
</file>